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8cm" fo:min-width="28.4cm"/>
    </style:style>
    <style:style style:name="gr2" style:family="graphic" style:parent-style-name="standard">
      <style:graphic-properties draw:textarea-horizontal-align="justify" draw:textarea-vertical-align="middle" draw:auto-grow-height="false" fo:min-height="0.359cm" fo:min-width="1.544cm"/>
    </style:style>
    <style:style style:name="gr3" style:family="graphic" style:parent-style-name="standard">
      <style:graphic-properties draw:textarea-horizontal-align="justify" draw:textarea-vertical-align="middle" draw:auto-grow-height="false" fo:min-height="0.359cm" fo:min-width="1.545cm"/>
    </style:style>
    <style:style style:name="gr4" style:family="graphic" style:parent-style-name="standard">
      <style:graphic-properties draw:fill-color="#ffe5ca" draw:textarea-horizontal-align="justify" draw:textarea-vertical-align="middle" draw:auto-grow-height="false" fo:min-height="9.754cm" fo:min-width="1.221cm"/>
    </style:style>
    <style:style style:name="gr5" style:family="graphic" style:parent-style-name="standard">
      <style:graphic-properties draw:fill-color="#ffe5ca" draw:textarea-horizontal-align="justify" draw:textarea-vertical-align="middle" draw:auto-grow-height="false" fo:min-height="9.753cm" fo:min-width="1.221cm"/>
    </style:style>
    <style:style style:name="gr6" style:family="graphic" style:parent-style-name="standard">
      <style:graphic-properties draw:fill-color="#ffe5ca" draw:textarea-horizontal-align="justify" draw:textarea-vertical-align="middle" draw:auto-grow-height="false" fo:min-height="9.753cm" fo:min-width="1.219cm"/>
    </style:style>
    <style:style style:name="gr7" style:family="graphic" style:parent-style-name="standard">
      <style:graphic-properties draw:fill-color="#ffe5ca" draw:textarea-horizontal-align="justify" draw:textarea-vertical-align="middle" draw:auto-grow-height="false" fo:min-height="9.753cm" fo:min-width="1.222cm"/>
    </style:style>
    <style:style style:name="gr8" style:family="graphic" style:parent-style-name="standard">
      <style:graphic-properties draw:textarea-horizontal-align="justify" draw:textarea-vertical-align="middle" draw:auto-grow-height="false" fo:min-height="0.303cm" fo:min-width="27.7cm"/>
    </style:style>
    <style:style style:name="gr9" style:family="graphic" style:parent-style-name="standard">
      <style:graphic-properties draw:fill-color="#ef413d" draw:textarea-horizontal-align="justify" draw:textarea-vertical-align="middle" draw:auto-grow-height="false" fo:min-height="0.142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098cm" fo:min-width="0cm"/>
    </style:style>
    <style:style style:name="gr11" style:family="graphic" style:parent-style-name="standard">
      <style:graphic-properties draw:fill-color="#e0efd4" draw:textarea-horizontal-align="justify" draw:textarea-vertical-align="middle" draw:auto-grow-height="false" fo:min-height="0.359cm" fo:min-width="1.152cm"/>
    </style:style>
    <style:style style:name="gr12" style:family="graphic" style:parent-style-name="standard">
      <style:graphic-properties draw:fill-color="#e0efd4" draw:textarea-horizontal-align="justify" draw:textarea-vertical-align="middle" draw:auto-grow-height="false" fo:min-height="0.359cm" fo:min-width="1.15cm"/>
    </style:style>
    <style:style style:name="gr13" style:family="graphic" style:parent-style-name="standard">
      <style:graphic-properties draw:fill-color="#e0efd4" draw:textarea-horizontal-align="justify" draw:textarea-vertical-align="middle" draw:auto-grow-height="false" fo:min-height="0.359cm" fo:min-width="1.151cm"/>
    </style:style>
    <style:style style:name="gr14" style:family="graphic" style:parent-style-name="standard">
      <style:graphic-properties draw:fill-color="#e0efd4" draw:textarea-horizontal-align="justify" draw:textarea-vertical-align="middle" draw:auto-grow-height="false" fo:min-height="0.359cm" fo:min-width="1.15cm"/>
    </style:style>
    <style:style style:name="gr15" style:family="graphic" style:parent-style-name="standard">
      <style:graphic-properties draw:stroke="none" draw:fill="none" fo:min-height="0.396cm"/>
    </style:style>
    <style:style style:name="gr16" style:family="graphic" style:parent-style-name="standard">
      <style:graphic-properties draw:fill-color="#ffe5ca" draw:textarea-horizontal-align="justify" draw:textarea-vertical-align="middle" draw:auto-grow-height="false" fo:min-height="9.755cm" fo:min-width="1.22cm"/>
    </style:style>
    <style:style style:name="gr17" style:family="graphic" style:parent-style-name="standard">
      <style:graphic-properties draw:fill-color="#e0efd4" draw:textarea-horizontal-align="justify" draw:textarea-vertical-align="middle" draw:auto-grow-height="false" fo:min-height="0.361cm" fo:min-width="1.151cm"/>
    </style:style>
    <style:style style:name="gr18" style:family="graphic" style:parent-style-name="standard">
      <style:graphic-properties draw:stroke="none" draw:fill="none" fo:min-height="0.905cm"/>
    </style:style>
    <style:style style:name="gr19" style:family="graphic" style:parent-style-name="standard">
      <style:graphic-properties draw:stroke="none" draw:fill="none" fo:min-height="0.956cm"/>
    </style:style>
    <style:style style:name="gr20" style:family="graphic" style:parent-style-name="standard">
      <style:graphic-properties draw:textarea-horizontal-align="justify" draw:textarea-vertical-align="middle" draw:auto-grow-height="false" fo:min-height="0.359cm" fo:min-width="1.543cm"/>
    </style:style>
    <style:style style:name="gr21" style:family="graphic" style:parent-style-name="standard">
      <style:graphic-properties draw:fill-color="#ffe5ca" draw:textarea-horizontal-align="justify" draw:textarea-vertical-align="middle" draw:auto-grow-height="false" fo:min-height="9.755cm" fo:min-width="1.221cm"/>
    </style:style>
    <style:style style:name="gr22" style:family="graphic" style:parent-style-name="standard">
      <style:graphic-properties draw:fill-color="#e0efd4" draw:textarea-horizontal-align="justify" draw:textarea-vertical-align="middle" draw:auto-grow-height="false" fo:min-height="0.361cm" fo:min-width="1.152cm"/>
    </style:style>
    <style:style style:name="gr23" style:family="graphic" style:parent-style-name="standard">
      <style:graphic-properties draw:textarea-horizontal-align="justify" draw:textarea-vertical-align="middle" draw:auto-grow-height="false" fo:min-height="0.36cm" fo:min-width="1.544cm"/>
    </style:style>
    <style:style style:name="gr24" style:family="graphic" style:parent-style-name="standard">
      <style:graphic-properties draw:fill-color="#e0efd4" draw:textarea-horizontal-align="justify" draw:textarea-vertical-align="middle" draw:auto-grow-height="false" fo:min-height="9.752cm" fo:min-width="1.221cm"/>
    </style:style>
    <style:style style:name="gr25" style:family="graphic" style:parent-style-name="standard">
      <style:graphic-properties draw:fill-color="#ffe5ca" draw:textarea-horizontal-align="justify" draw:textarea-vertical-align="middle" draw:auto-grow-height="false" fo:min-height="9.753cm" fo:min-width="1.22cm"/>
    </style:style>
    <style:style style:name="gr26" style:family="graphic" style:parent-style-name="standard">
      <style:graphic-properties draw:fill-color="#fff9ae" draw:textarea-horizontal-align="justify" draw:textarea-vertical-align="middle" draw:auto-grow-height="false" fo:min-height="0.2cm" fo:min-width="2.05cm"/>
    </style:style>
    <style:style style:name="gr27" style:family="graphic" style:parent-style-name="standard">
      <style:graphic-properties draw:fill-color="#e0efd4" draw:textarea-horizontal-align="justify" draw:textarea-vertical-align="middle" draw:auto-grow-height="false" fo:min-height="9.752cm" fo:min-width="1.22cm"/>
    </style:style>
    <style:style style:name="gr28" style:family="graphic" style:parent-style-name="standard">
      <style:graphic-properties draw:textarea-horizontal-align="justify" draw:textarea-vertical-align="middle" draw:auto-grow-height="false" fo:min-height="0.222cm" fo:min-width="0cm"/>
    </style:style>
    <style:style style:name="gr29" style:family="graphic" style:parent-style-name="standard">
      <style:graphic-properties draw:auto-grow-height="false" fo:min-height="0cm" fo:min-width="0cm" fo:wrap-option="wrap"/>
    </style:style>
    <style:style style:name="gr30" style:family="graphic" style:parent-style-name="standard">
      <style:graphic-properties draw:textarea-horizontal-align="justify" draw:textarea-vertical-align="middle" draw:auto-grow-height="false" fo:min-height="0.248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0.249cm" fo:min-width="0cm"/>
    </style:style>
    <style:style style:name="gr32" style:family="graphic" style:parent-style-name="standard">
      <style:graphic-properties draw:textarea-vertical-align="middle" draw:auto-grow-height="false" fo:min-height="0cm" fo:min-width="1.273cm"/>
    </style:style>
    <style:style style:name="gr33" style:family="graphic" style:parent-style-name="standard">
      <style:graphic-properties draw:fill-color="#00888a" draw:textarea-horizontal-align="justify" draw:textarea-vertical-align="middle" draw:auto-grow-height="false" fo:min-height="1.25cm" fo:min-width="28.3cm"/>
    </style:style>
    <style:style style:name="P1" style:family="paragraph">
      <style:paragraph-properties fo:text-align="center"/>
      <style:text-properties fo:font-size="19.8999996185303pt"/>
    </style:style>
    <style:style style:name="P2" style:family="paragraph">
      <style:paragraph-properties style:text-autospace="none"/>
      <style:text-properties fo:font-size="19.8999996185303pt"/>
    </style:style>
    <style:style style:name="P3" style:family="paragraph">
      <style:text-properties fo:font-size="19.8999996185303pt"/>
    </style:style>
    <style:style style:name="P4" style:family="paragraph">
      <style:paragraph-properties fo:text-align="center" style:text-autospace="none"/>
      <style:text-properties fo:font-size="19.8999996185303pt"/>
    </style:style>
    <style:style style:name="P5" style:family="paragraph">
      <loext:graphic-properties draw:fill-color="#ffe5ca"/>
      <style:paragraph-properties fo:text-align="center"/>
    </style:style>
    <style:style style:name="P6" style:family="paragraph">
      <style:paragraph-properties fo:text-align="center"/>
      <style:text-properties fo:font-size="14.3999996185303pt"/>
    </style:style>
    <style:style style:name="P7" style:family="paragraph">
      <style:paragraph-properties fo:text-align="center"/>
      <style:text-properties fo:font-size="14.3999996185303pt" style:font-size-asian="18pt" style:font-size-complex="18pt"/>
    </style:style>
    <style:style style:name="P8" style:family="paragraph">
      <loext:graphic-properties draw:fill-color="#ef413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e0efd4"/>
      <style:paragraph-properties fo:text-align="center"/>
      <style:text-properties fo:color="#5c2d91" fo:font-size="14.3999996185303pt" style:font-size-asian="18pt" style:font-size-complex="18pt"/>
    </style:style>
    <style:style style:name="P11" style:family="paragraph">
      <loext:graphic-properties draw:fill-color="#e0efd4"/>
      <style:paragraph-properties fo:text-align="center"/>
    </style:style>
    <style:style style:name="P12" style:family="paragraph">
      <style:text-properties fo:font-size="11pt" style:font-size-asian="18pt" style:font-size-complex="18pt"/>
    </style:style>
    <style:style style:name="P13" style:family="paragraph">
      <loext:graphic-properties draw:fill="none"/>
      <style:text-properties fo:font-size="11pt" style:font-size-asian="18pt" style:font-size-complex="18pt"/>
    </style:style>
    <style:style style:name="P14" style:family="paragraph">
      <loext:graphic-properties draw:fill="none"/>
      <style:text-properties fo:font-size="19.8999996185303pt"/>
    </style:style>
    <style:style style:name="P15" style:family="paragraph">
      <style:paragraph-properties fo:text-align="center"/>
      <style:text-properties fo:font-size="13pt" style:font-size-asian="18pt" style:font-size-complex="18pt"/>
    </style:style>
    <style:style style:name="P16" style:family="paragraph">
      <loext:graphic-properties draw:fill-color="#fff9ae"/>
      <style:paragraph-properties fo:text-align="center"/>
      <style:text-properties fo:font-size="13pt" style:font-size-asian="18pt" style:font-size-complex="18pt"/>
    </style:style>
    <style:style style:name="P17" style:family="paragraph">
      <style:paragraph-properties fo:text-align="center"/>
      <style:text-properties fo:font-size="9pt"/>
    </style:style>
    <style:style style:name="P18" style:family="paragraph">
      <style:paragraph-properties fo:text-align="center"/>
      <style:text-properties fo:color="#ed1c24" fo:font-size="9pt" fo:font-style="italic" style:font-size-asian="18pt" style:font-size-complex="18pt"/>
    </style:style>
    <style:style style:name="P19" style:family="paragraph">
      <style:paragraph-properties fo:text-align="center"/>
      <style:text-properties fo:color="#72bf44" fo:font-size="18pt" style:font-size-asian="18pt" style:font-size-complex="18pt" style:font-relief="embossed"/>
    </style:style>
    <style:style style:name="P20" style:family="paragraph">
      <loext:graphic-properties draw:fill-color="#00888a"/>
      <style:paragraph-properties fo:text-align="center"/>
      <style:text-properties fo:color="#72bf44" fo:font-size="18pt" style:font-size-asian="18pt" style:font-size-complex="18pt" style:font-relief="embossed"/>
    </style:style>
    <style:style style:name="T1" style:family="text">
      <style:text-properties fo:font-size="10.5pt" style:font-size-asian="18pt" style:font-size-complex="18pt"/>
    </style:style>
    <style:style style:name="T2" style:family="text">
      <style:text-properties fo:font-size="13pt" style:font-size-asian="18pt" style:font-size-complex="18pt"/>
    </style:style>
    <style:style style:name="T3" style:family="text">
      <style:text-properties fo:color="#5c2d91" fo:font-size="13pt" style:font-size-asian="18pt" style:font-size-complex="18pt"/>
    </style:style>
    <style:style style:name="T4" style:family="text">
      <style:text-properties fo:color="#5c2d91" fo:font-size="11pt" style:font-size-asian="18pt" style:font-size-complex="18pt"/>
    </style:style>
    <style:style style:name="T5" style:family="text">
      <style:text-properties fo:color="#ed1c24" fo:font-size="9pt" fo:font-style="italic" style:font-size-asian="18pt" style:font-size-complex="18pt"/>
    </style:style>
    <style:style style:name="T6" style:family="text">
      <style:text-properties fo:color="#72bf44" fo:font-size="18pt" style:font-size-asian="18pt" style:font-size-complex="18pt" style:font-relief="embos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8.9cm" svg:height="1.658cm" svg:x="0.5cm" svg:y="3.242cm">
          <text:p text:style-name="P1">Tool Ba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44cm" svg:height="0.609cm" svg:x="7.836cm" svg:y="7.01cm">
          <text:p text:style-name="P2"><text:s/></text:p>
          <text:p text:style-name="P2"><text:span text:style-name="T1">Œuvre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44cm" svg:height="0.609cm" svg:x="18.796cm" svg:y="7.011cm">
          <text:p text:style-name="P2"><text:span text:style-name="T2"/></text:p>
          <text:p text:style-name="P2"><text:span text:style-name="T1">Compositeur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44cm" svg:height="0.609cm" svg:x="16.555cm" svg:y="7.011cm">
          <text:p text:style-name="P2"><text:span text:style-name="T2"/></text:p>
          <text:p text:style-name="P2"><text:span text:style-name="T1">Auteur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045cm" svg:height="0.609cm" svg:x="14.312cm" svg:y="7.011cm">
          <text:p text:style-name="P2"><text:span text:style-name="T2"/></text:p>
          <text:p text:style-name="P2"><text:span text:style-name="T1">Type</text:span>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44cm" svg:height="0.609cm" svg:x="3.557cm" svg:y="7.01cm">
          <text:p text:style-name="P2"><text:s/></text:p>
          <text:p text:style-name="P2"><text:span text:style-name="T1">Artiste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21cm" svg:height="10.004cm" svg:x="18.815cm" svg:y="9.0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21cm" svg:height="10.004cm" svg:x="16.514cm" svg:y="9.0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21cm" svg:height="10.003cm" svg:x="14.411cm" svg:y="9.0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719cm" svg:height="10.003cm" svg:x="7.905cm" svg:y="9.02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722cm" svg:height="10.003cm" svg:x="3.742cm" svg:y="9.0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8.2cm" svg:height="0.553cm" svg:x="0.2cm" svg:y="19.847cm">
          <text:p text:style-name="P6"><text:span text:style-name="T2"><text:s text:c="109"/></text:span><text:span text:style-name="T2"><text:s text:c="4"/></text:span><text:span text:style-name="T2">Pagination <text:s/>10/1356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75cm" svg:height="0.783cm" svg:x="20.604cm" svg:y="6.8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0.274cm" svg:height="0.783cm" svg:x="18.196cm" svg:y="6.9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0.276cm" svg:height="0.783cm" svg:x="15.855cm" svg:y="6.92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9" draw:text-style-name="P8" draw:layer="layout" svg:width="0.276cm" svg:height="0.783cm" svg:x="9.418cm" svg:y="6.9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0.276cm" svg:height="0.783cm" svg:x="5.049cm" svg:y="6.8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9" draw:layer="layout" svg:width="0.001cm" svg:height="0.348cm" svg:x="3.742cm" svg:y="8.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652cm" svg:height="0.609cm" svg:x="3.742cm" svg:y="8.04cm">
          <text:p text:style-name="P7"><text:span text:style-name="T3">filtre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65cm" svg:height="0.609cm" svg:x="18.884cm" svg:y="8.04cm">
          <text:p text:style-name="P9"><text:span text:style-name="T3">fi</text:span><text:span text:style-name="T4">ltr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651cm" svg:height="0.609cm" svg:x="16.613cm" svg:y="8.04cm">
          <text:p text:style-name="P9"><text:span text:style-name="T3">filtre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651cm" svg:height="0.609cm" svg:x="14.343cm" svg:y="8.04cm">
          <text:p text:style-name="P9"><text:span text:style-name="T3">filtre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.65cm" svg:height="0.609cm" svg:x="7.974cm" svg:y="8.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719cm" svg:height="10.003cm" svg:x="7.905cm" svg:y="9.0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76cm" svg:height="0.783cm" svg:x="9.418cm" svg:y="6.9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draw:layer="layout" svg:width="1.65cm" svg:height="0.609cm" svg:x="7.974cm" svg:y="8.04cm">
          <text:p/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1.438cm" svg:height="0.683cm" svg:x="8.113cm" svg:y="8.03cm">
          <draw:text-box>
            <text:p text:style-name="P12"><text:span text:style-name="T4">filtre</text:span></text:p>
          </draw:text-box>
        </draw:frame>
        <draw:custom-shape draw:style-name="gr3" draw:text-style-name="P4" draw:layer="layout" svg:width="2.045cm" svg:height="0.609cm" svg:x="9.948cm" svg:y="6.986cm">
          <text:p text:style-name="P2"><text:s/></text:p>
          <text:p text:style-name="P2"><text:span text:style-name="T1">Titre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72cm" svg:height="10.005cm" svg:x="10.017cm" svg:y="9.0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75cm" svg:height="0.783cm" svg:x="11.531cm" svg:y="6.8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1" draw:layer="layout" svg:width="1.651cm" svg:height="0.611cm" svg:x="10.086cm" svg:y="8.039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0.94cm" svg:height="1.155cm" svg:x="10.43cm" svg:y="7.975cm">
          <draw:text-box>
            <text:p text:style-name="P3"><text:span text:style-name="T3">fil</text:span></text:p>
          </draw:text-box>
        </draw:frame>
        <draw:custom-shape draw:style-name="gr16" draw:text-style-name="P5" draw:layer="layout" svg:width="1.72cm" svg:height="10.005cm" svg:x="10.017cm" svg:y="9.0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75cm" svg:height="0.783cm" svg:x="11.531cm" svg:y="6.8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1" draw:layer="layout" svg:width="1.651cm" svg:height="0.611cm" svg:x="10.086cm" svg:y="8.039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.52cm" svg:height="1.206cm" svg:x="10.43cm" svg:y="7.975cm">
          <draw:text-box>
            <text:p text:style-name="P3"><text:span text:style-name="T3">filtre</text:span></text:p>
          </draw:text-box>
        </draw:frame>
        <draw:custom-shape draw:style-name="gr20" draw:text-style-name="P4" draw:layer="layout" svg:width="2.043cm" svg:height="0.609cm" svg:x="12.131cm" svg:y="6.986cm">
          <text:p text:style-name="P2"><text:s/></text:p>
          <text:p text:style-name="P2"><text:span text:style-name="T1">Style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1.721cm" svg:height="10.005cm" svg:x="12.199cm" svg:y="9.0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75cm" svg:height="0.783cm" svg:x="13.713cm" svg:y="6.8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1" draw:layer="layout" svg:width="1.652cm" svg:height="0.611cm" svg:x="12.268cm" svg:y="8.039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0.94cm" svg:height="1.155cm" svg:x="12.613cm" svg:y="7.975cm">
          <draw:text-box>
            <text:p text:style-name="P3"><text:span text:style-name="T3">fil</text:span></text:p>
          </draw:text-box>
        </draw:frame>
        <draw:custom-shape draw:style-name="gr21" draw:text-style-name="P5" draw:layer="layout" svg:width="1.721cm" svg:height="10.005cm" svg:x="12.199cm" svg:y="9.02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75cm" svg:height="0.783cm" svg:x="13.713cm" svg:y="6.89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1" draw:layer="layout" svg:width="1.652cm" svg:height="0.611cm" svg:x="12.268cm" svg:y="8.039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1.654cm" svg:height="1.206cm" svg:x="12.613cm" svg:y="7.975cm">
          <draw:text-box>
            <text:p text:style-name="P3"><text:span text:style-name="T3">filtre</text:span></text:p>
          </draw:text-box>
        </draw:frame>
        <draw:custom-shape draw:style-name="gr23" draw:text-style-name="P4" draw:layer="layout" svg:width="2.044cm" svg:height="0.61cm" svg:x="20.995cm" svg:y="7.006cm">
          <text:p text:style-name="P2"><text:span text:style-name="T2"/></text:p>
          <text:p text:style-name="P2"><text:span text:style-name="T1">Écouter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.721cm" svg:height="10.002cm" svg:x="20.97cm" svg:y="9.0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2.043cm" svg:height="0.609cm" svg:x="5.671cm" svg:y="6.974cm">
          <text:p text:style-name="P2"><text:span text:style-name="T2"/></text:p>
          <text:p text:style-name="P2"><text:span text:style-name="T1">Date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.72cm" svg:height="10.003cm" svg:x="5.822cm" svg:y="9.02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651cm" svg:height="0.609cm" svg:x="5.891cm" svg:y="8.04cm">
          <text:p text:style-name="P9"><text:span text:style-name="T3">filtr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75cm" svg:height="0.783cm" svg:x="7.309cm" svg:y="6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6" draw:layer="layout" svg:width="2.7cm" svg:height="0.6cm" svg:x="26.6cm" svg:y="3.4cm">
          <text:p text:style-name="P15"><text:span text:style-name="T2">user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27" draw:text-style-name="P11" draw:layer="layout" svg:width="1.72cm" svg:height="10.002cm" svg:x="23.205cm" svg:y="9.07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.72cm" svg:height="10.002cm" svg:x="25.208cm" svg:y="9.07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044cm" svg:height="0.61cm" svg:x="25.356cm" svg:y="6.947cm">
          <text:p text:style-name="P2"><text:span text:style-name="T2"/></text:p>
          <text:p text:style-name="P2"><text:span text:style-name="T1">Supprimer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044cm" svg:height="0.61cm" svg:x="23.147cm" svg:y="6.989cm">
          <text:p text:style-name="P2"><text:span text:style-name="T2"/></text:p>
          <text:p text:style-name="P2"><text:span text:style-name="T1">Éditer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0.579cm" svg:height="0.662cm" svg:x="25.77cm" svg:y="9.2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8" draw:text-style-name="P9" draw:layer="layout" svg:width="0.579cm" svg:height="0.662cm" svg:x="25.77cm" svg:y="14.46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8" draw:text-style-name="P9" draw:layer="layout" svg:width="0.579cm" svg:height="0.662cm" svg:x="25.77cm" svg:y="13.51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8" draw:text-style-name="P9" draw:layer="layout" svg:width="0.579cm" svg:height="0.662cm" svg:x="25.77cm" svg:y="12.47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8" draw:text-style-name="P9" draw:layer="layout" svg:width="0.579cm" svg:height="0.662cm" svg:x="25.77cm" svg:y="11.43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8" draw:text-style-name="P9" draw:layer="layout" svg:width="0.579cm" svg:height="0.662cm" svg:x="25.77cm" svg:y="10.39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8" draw:text-style-name="P9" draw:layer="layout" svg:width="0.579cm" svg:height="0.662cm" svg:x="25.77cm" svg:y="17.39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8" draw:text-style-name="P9" draw:layer="layout" svg:width="0.579cm" svg:height="0.662cm" svg:x="25.77cm" svg:y="16.4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8" draw:text-style-name="P9" draw:layer="layout" svg:width="0.579cm" svg:height="0.662cm" svg:x="25.77cm" svg:y="15.409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8" draw:text-style-name="P9" draw:layer="layout" svg:width="0.579cm" svg:height="0.662cm" svg:x="25.77cm" svg:y="18.34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9" draw:layer="layout" svg:width="0.496cm" svg:height="0.663cm" svg:x="21.55cm" svg:y="10.3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9" draw:layer="layout" svg:width="0.496cm" svg:height="0.662cm" svg:x="21.55cm" svg:y="11.341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9" draw:layer="layout" svg:width="0.496cm" svg:height="0.662cm" svg:x="21.55cm" svg:y="12.476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9" draw:layer="layout" svg:width="0.496cm" svg:height="0.662cm" svg:x="21.55cm" svg:y="13.612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9" draw:layer="layout" svg:width="0.496cm" svg:height="0.662cm" svg:x="21.55cm" svg:y="14.652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9" draw:layer="layout" svg:width="0.496cm" svg:height="0.662cm" svg:x="21.55cm" svg:y="15.598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9" draw:layer="layout" svg:width="0.496cm" svg:height="0.662cm" svg:x="21.55cm" svg:y="16.544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9" draw:layer="layout" svg:width="0.496cm" svg:height="0.662cm" svg:x="21.55cm" svg:y="17.396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9" draw:layer="layout" svg:width="0.496cm" svg:height="0.662cm" svg:x="21.55cm" svg:y="18.247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29" draw:layer="layout" svg:width="0.496cm" svg:height="0.662cm" svg:x="21.55cm" svg:y="9.425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30" draw:text-style-name="P9" draw:layer="layout" svg:width="0.662cm" svg:height="0.662cm" svg:x="23.701cm" svg:y="18.342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0.662cm" svg:height="0.663cm" svg:x="23.701cm" svg:y="17.4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0.662cm" svg:height="0.662cm" svg:x="23.701cm" svg:y="16.63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0.662cm" svg:height="0.663cm" svg:x="23.701cm" svg:y="15.78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0.662cm" svg:height="0.662cm" svg:x="23.701cm" svg:y="14.747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0.662cm" svg:height="0.662cm" svg:x="23.701cm" svg:y="13.706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0.662cm" svg:height="0.662cm" svg:x="23.701cm" svg:y="12.571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0.662cm" svg:height="0.662cm" svg:x="23.701cm" svg:y="11.341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9" draw:layer="layout" svg:width="0.662cm" svg:height="0.663cm" svg:x="23.701cm" svg:y="10.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9" draw:layer="layout" svg:width="0.662cm" svg:height="0.662cm" svg:x="23.701cm" svg:y="9.355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8" draw:layer="layout" svg:width="2.7cm" svg:height="0.5cm" svg:x="26.6cm" svg:y="4.3cm">
          <text:p text:style-name="P17"><text:span text:style-name="T5">Deconnection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3" draw:text-style-name="P20" draw:layer="layout" svg:width="28.8cm" svg:height="1.5cm" svg:x="0.5cm" svg:y="1cm">
          <text:p text:style-name="P19"><text:span text:style-name="T6">Goûts Musicaux AP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44cm" svg:height="0.609cm" svg:x="1.3cm" svg:y="6.973cm">
          <text:p text:style-name="P2"><text:s/></text:p>
          <text:p text:style-name="P2"><text:span text:style-name="T1">Publié par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722cm" svg:height="10.003cm" svg:x="1.485cm" svg:y="8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276cm" svg:height="0.783cm" svg:x="2.792cm" svg:y="6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9" draw:layer="layout" svg:width="0.001cm" svg:height="0.348cm" svg:x="1.485cm" svg:y="8.1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652cm" svg:height="0.609cm" svg:x="1.485cm" svg:y="8.003cm">
          <text:p text:style-name="P7"><text:span text:style-name="T3">filt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16:07:57.566358263</meta:creation-date>
    <dc:date>2020-02-11T17:45:03.393352151</dc:date>
    <meta:editing-duration>PT35M32S</meta:editing-duration>
    <meta:editing-cycles>5</meta:editing-cycles>
    <meta:generator>LibreOffice/6.0.7.3$Linux_X86_64 LibreOffice_project/00m0$Build-3</meta:generator>
    <meta:document-statistic meta:object-count="93"/>
  </office:meta>
</office:document-meta>
</file>